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21d155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Preformatted_20_Text">
      <style:text-properties officeooo:paragraph-rsid="00316c51"/>
    </style:style>
    <style:style style:name="P13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77fd" style:font-weight-asian="bold" style:font-weight-complex="bold"/>
    </style:style>
    <style:style style:name="T12" style:family="text">
      <style:text-properties fo:font-weight="bold" officeooo:rsid="002eb5a0" style:font-weight-asian="bold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officeooo:rsid="001a69fb"/>
    </style:style>
    <style:style style:name="T16" style:family="text">
      <style:text-properties officeooo:rsid="001d3769"/>
    </style:style>
    <style:style style:name="T17" style:family="text">
      <style:text-properties officeooo:rsid="0021d155"/>
    </style:style>
    <style:style style:name="T18" style:family="text">
      <style:text-properties officeooo:rsid="0022e60a"/>
    </style:style>
    <style:style style:name="T19" style:family="text">
      <style:text-properties officeooo:rsid="0029f66c"/>
    </style:style>
    <style:style style:name="T20" style:family="text">
      <style:text-properties officeooo:rsid="002b749d"/>
    </style:style>
    <style:style style:name="T21" style:family="text">
      <style:text-properties officeooo:rsid="002eb5a0"/>
    </style:style>
    <style:style style:name="T22" style:family="text">
      <style:text-properties officeooo:rsid="003314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Minivan Dvorak keymap</text:h>
      <text:p text:style-name="P8"><text:span text:style-name="T14">_LTR</text:span><text:span text:style-name="T13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sht<text:span text:style-name="T22">+_DRA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9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1">LGUI</text:span> <text:s/>Right+_DRA</text:p>
      <text:p text:style-name="Preformatted_20_Text"/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1">LGUI</text:span> <text:s text:c="4"/>Right+RAlt</text:p>
      <text:p text:style-name="Preformatted_20_Text"/>
      <text:p text:style-name="P8"><text:span text:style-name="T14">_FUN</text:span><text:span text:style-name="T13"> (F-keys, Layer access, Set BASE key direction)</text:span></text:p>
      <text:p text:style-name="P3">BASE: NUMS: FUN<text:span text:style-name="T16">&lt;</text:span> <text:s/>_MOV <text:s/>_RAR <text:s/>_REV <text:s/><text:span text:style-name="T1">|</text:span> ACCE: DRAW: xxx <text:s text:c="2"/>xxx <text:s text:c="2"/>xxx <text:s/>!<text:span text:style-name="T15">Descr</text:span></text:p>
      <text:p text:style-name="P3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3">LAlt <text:s/>LCtl&amp; <text:s text:c="2"/>LCtl&amp; <text:s text:c="2"/>LSft&amp; <text:span text:style-name="T1">|</text:span> +LCtl&amp;LSft <text:span text:style-name="T20">xxx <text:s/>LGUI</text:span> <text:s text:c="2"/>RAlt</text:p>
      <text:p text:style-name="P3"><text:s text:c="6"/>LSft <text:s text:c="3"/>LAlt <text:s text:c="3"/>LAlt <text:s/><text:span text:style-name="T1">|</text:span> &amp;LAlt <text:s text:c="10"/></text:p>
      <text:p text:style-name="P3"><text:s text:c="6"/>+xxx <text:s text:c="3"/>+xxx <text:s text:c="3"/>+xxx <text:s/><text:span text:style-name="T1">|</text:span> +xxx <text:s text:c="2"/></text:p>
      <text:p text:style-name="Preformatted_20_Text"/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Tab+LCtl <text:s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----------</text:p>
      <text:p text:style-name="Preformatted_20_Text"><text:span text:style-name="T5">Left+LAlt Del <text:s text:c="2"/>Ent <text:s text:c="2"/>___ </text:span><text:span text:style-name="T1">|</text:span><text:span text:style-name="T5"> PgUp <text:s/>PgDn <text:s/></text:span><text:span text:style-name="T12">L</text:span><text:span text:style-name="T10">GUI</text:span><text:span text:style-name="T5"> <text:s text:c="2"/>Right+RAlt</text:span></text:p>
      <text:p text:style-name="Preformatted_20_Text"/>
      <text:p text:style-name="P6"><text:span text:style-name="T5">_RAR</text:span> (RARely used keys) (Only through _FUN layer)</text:p>
      <text:p text:style-name="P1">BASE <text:s/>xxx <text:s text:c="2"/><text:span text:style-name="T17">xxx <text:s text:c="2"/>xxx <text:s text:c="2"/>xxx <text:s text:c="2"/>xxx <text:s text:c="2"/></text:span><text:span text:style-name="T1">|</text:span> xxx <text:s text:c="2"/>Play <text:s/>Next <text:s/>Prev <text:s/>Stop <text:s/>NumL</text:p>
      <text:p text:style-name="P4">P <text:s text:c="4"/>Power Wake <text:s/>Sleep Pause ScrLk <text:span text:style-name="T2">|</text:span><text:span text:style-name="T17"> </text:span>PrtS <text:s/>xxx <text:s text:c="2"/>Vol+ <text:s/>Vol- <text:s/>Mute <text:s/>CapL</text:p>
      <text:p text:style-name="P1"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xxx <text:s text:c="2"/>xxx <text:s/></text:span><text:span text:style-name="T1">|</text:span><text:span text:style-name="T5"> xxx <text:s text:c="2"/>xxx <text:s text:c="2"/></text:span><text:span text:style-name="T11">xxx </text:span><text:span text:style-name="T5"><text:s text:c="3"/>App</text:span></text:p>
      <text:p text:style-name="P2"/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xxx <text:s text:c="2"/></text:span><text:span text:style-name="T12">L</text:span><text:span text:style-name="T10">GUI</text:span><text:span text:style-name="T5"> <text:s/>Right+</text:span><text:span text:style-name="T6">R</text:span><text:span text:style-name="T5">Alt</text:span></text:p>
      <text:p text:style-name="P1"/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2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2">L</text:span><text:span text:style-name="T10">GUI</text:span><text:span text:style-name="T5"> <text:s text:c="2"/>___</text:span></text:p>
      <text:p text:style-name="Preformatted_20_Text"/>
      <text:p text:style-name="P11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12">-----------------------------------------------</text:p>
      <text:p text:style-name="P12"><text:span text:style-name="T5">LAlt <text:s/>xxx <text:s/></text:span><text:span text:style-name="T12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2">L</text:span><text:span text:style-name="T10">GUI</text:span><text:span text:style-name="T5"> <text:s text:c="2"/>___</text:span></text:p>
      <text:p text:style-name="P10">User reference. ⁽¹⁾<text:span text:style-name="T18">N</text:span>ot all Unicode characters <text:span text:style-name="T18">are </text:span>supported by this</text:p>
      <text:p text:style-name="P10"><text:s/>editor. <text:span text:style-name="T18">Ascii used in reference. Keymap has Unicode emoticons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15:26:22.583045261</dc:date>
    <meta:editing-duration>PT2H47M49S</meta:editing-duration>
    <meta:editing-cycles>27</meta:editing-cycles>
    <meta:generator>LibreOffice/6.1.5.2$Linux_X86_64 LibreOffice_project/10$Build-2</meta:generator>
    <meta:print-date>2019-12-15T15:24:33.428548968</meta:print-date>
    <meta:document-statistic meta:table-count="0" meta:image-count="0" meta:object-count="0" meta:page-count="1" meta:paragraph-count="52" meta:word-count="486" meta:character-count="3207" meta:non-whitespace-character-count="2041"/>
  </office:meta>
</office:document-meta>
</file>